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12cm"/>
    </style:style>
    <style:style style:name="co3" style:family="table-column">
      <style:table-column-properties fo:break-before="auto" style:column-width="17.145cm"/>
    </style:style>
    <style:style style:name="co4" style:family="table-column">
      <style:table-column-properties fo:break-before="auto" style:column-width="17.00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problem</text:p>
          </table:table-cell>
          <table:table-cell office:value-type="string">
            <text:p>note</text:p>
          </table:table-cell>
          <table:table-cell/>
        </table:table-row>
        <table:table-row table:style-name="ro1">
          <table:table-cell/>
          <table:table-cell office:value-type="string">
            <text:p>Wynik meczu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jwiekszy plus</text:p>
          </table:table-cell>
          <table:table-cell office:value-type="string">
            <text:p>write code, learn segment trees</text:p>
          </table:table-cell>
          <table:table-cell/>
        </table:table-row>
        <table:table-row table:style-name="ro1">
          <table:table-cell/>
          <table:table-cell office:value-type="string">
            <text:p>Ploty</text:p>
          </table:table-cell>
          <table:table-cell office:value-type="string">
            <text:p>write code, chatgpt o1 said about Union Find (check)</text:p>
          </table:table-cell>
          <table:table-cell/>
        </table:table-row>
        <table:table-row table:style-name="ro1">
          <table:table-cell/>
          <table:table-cell office:value-type="string">
            <text:p>Czekolad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Roznorodnosc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Notowania akcji</text:p>
          </table:table-cell>
          <table:table-cell office:value-type="string">
            <text:p>write code, very optional to see the solution (which I can already do). I recommend skipping this.</text:p>
          </table:table-cell>
          <table:table-cell/>
        </table:table-row>
        <table:table-row table:style-name="ro1">
          <table:table-cell/>
          <table:table-cell office:value-type="string">
            <text:p>Spacery po drzewie binarnym</text:p>
          </table:table-cell>
          <table:table-cell office:value-type="string">
            <text:p>last sentence of the solution is about the LCA graph algorithm, but the video lasts over an hour.</text:p>
          </table:table-cell>
          <table:table-cell office:value-type="string">
            <text:p>https://oij.edu.pl/oij14/etap2/zadania/spa/sparoz.pdf https://www.youtube.com/watch?v=W_0CQOepEZQ</text:p>
          </table:table-cell>
        </table:table-row>
        <table:table-row table:style-name="ro1">
          <table:table-cell/>
          <table:table-cell office:value-type="string">
            <text:p>Usuwank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Ciag rosnacy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Scrabble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Drabina z nici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/>
          <table:table-cell office:value-type="string">
            <text:p>Liczby silne</text:p>
          </table:table-cell>
          <table:table-cell office:value-type="string">
            <text:p>write code and figure out why there are k^2 * k operations instead of k^2 and learn more about bitmasks</text:p>
          </table:table-cell>
          <table:table-cell/>
        </table:table-row>
        <table:table-row table:style-name="ro1">
          <table:table-cell/>
          <table:table-cell office:value-type="string">
            <text:p>Pudelko antytrojkatowe</text:p>
          </table:table-cell>
          <table:table-cell office:value-type="string">
            <text:p>write code and find out more about the sile[x][y] array in the explanaition video</text:p>
          </table:table-cell>
          <table:table-cell/>
        </table:table-row>
        <table:table-row table:style-name="ro1">
          <table:table-cell/>
          <table:table-cell office:value-type="string">
            <text:p>Rysowanie trojkatow</text:p>
          </table:table-cell>
          <table:table-cell office:value-type="string">
            <text:p>write code, learn about Euler cycles and dynamic programming approach to this problem</text:p>
          </table:table-cell>
          <table:table-cell/>
        </table:table-row>
        <table:table-row table:style-name="ro1">
          <table:table-cell/>
          <table:table-cell office:value-type="string">
            <text:p>Stabilny ciag</text:p>
          </table:table-cell>
          <table:table-cell office:value-type="string">
            <text:p>write code, study the solution (quite important)</text:p>
          </table:table-cell>
          <table:table-cell/>
        </table:table-row>
        <table:table-row table:style-name="ro1">
          <table:table-cell/>
          <table:table-cell office:value-type="string">
            <text:p>Hanoi nawiasowania</text:p>
          </table:table-cell>
          <table:table-cell office:value-type="string">
            <text:p>see solution</text:p>
          </table:table-cell>
          <table:table-cell/>
        </table:table-row>
        <table:table-row table:style-name="ro1">
          <table:table-cell/>
          <table:table-cell office:value-type="string">
            <text:p>Zbior klockow</text:p>
          </table:table-cell>
          <table:table-cell office:value-type="string">
            <text:p>see solution</text:p>
          </table:table-cell>
          <table:table-cell/>
        </table:table-row>
        <table:table-row table:style-name="ro1">
          <table:table-cell/>
          <table:table-cell office:value-type="string">
            <text:p>Antypalindrom</text:p>
          </table:table-cell>
          <table:table-cell office:value-type="string">
            <text:p>see solution</text:p>
          </table:table-cell>
          <table:table-cell/>
        </table:table-row>
        <table:table-row table:style-name="ro1">
          <table:table-cell/>
          <table:table-cell office:value-type="string">
            <text:p>Bity</text:p>
          </table:table-cell>
          <table:table-cell office:value-type="string">
            <text:p>see solution</text:p>
          </table:table-cell>
          <table:table-cell/>
        </table:table-row>
        <table:table-row table:style-name="ro1">
          <table:table-cell/>
          <table:table-cell office:value-type="string">
            <text:p>Sklej++</text:p>
          </table:table-cell>
          <table:table-cell office:value-type="string">
            <text:p>see solution (hard problem)</text:p>
          </table:table-cell>
          <table:table-cell/>
        </table:table-row>
        <table:table-row table:style-name="ro1">
          <table:table-cell/>
          <table:table-cell office:value-type="string">
            <text:p>Ciezarowki</text:p>
          </table:table-cell>
          <table:table-cell office:value-type="string">
            <text:p>solve problem</text:p>
          </table:table-cell>
          <table:table-cell/>
        </table:table-row>
        <table:table-row table:style-name="ro1">
          <table:table-cell/>
          <table:table-cell office:value-type="string">
            <text:p>Ciezarowki II</text:p>
          </table:table-cell>
          <table:table-cell office:value-type="string">
            <text:p>solve problem</text:p>
          </table:table-cell>
          <table:table-cell/>
        </table:table-row>
        <table:table-row table:style-name="ro1">
          <table:table-cell/>
          <table:table-cell office:value-type="string">
            <text:p>Zaginiona litera</text:p>
          </table:table-cell>
          <table:table-cell office:value-type="string">
            <text:p>solve problem</text:p>
          </table:table-cell>
          <table:table-cell/>
        </table:table-row>
        <table:table-row table:style-name="ro1">
          <table:table-cell/>
          <table:table-cell office:value-type="string">
            <text:p>Ustawienie gonca</text:p>
          </table:table-cell>
          <table:table-cell office:value-type="string">
            <text:p>solve problem</text:p>
          </table:table-cell>
          <table:table-cell/>
        </table:table-row>
        <table:table-row table:style-name="ro1">
          <table:table-cell/>
          <table:table-cell office:value-type="string">
            <text:p>Boty</text:p>
          </table:table-cell>
          <table:table-cell office:value-type="string">
            <text:p>solve problem</text:p>
          </table:table-cell>
          <table:table-cell/>
        </table:table-row>
        <table:table-row table:style-name="ro1">
          <table:table-cell/>
          <table:table-cell office:value-type="string">
            <text:p>Piramida liczbowa</text:p>
          </table:table-cell>
          <table:table-cell office:value-type="string">
            <text:p>solve problem</text:p>
          </table:table-cell>
          <table:table-cell/>
        </table:table-row>
        <table:table-row table:style-name="ro1">
          <table:table-cell/>
          <table:table-cell office:value-type="string">
            <text:p>Liczby</text:p>
          </table:table-cell>
          <table:table-cell office:value-type="string">
            <text:p>solve problem</text:p>
          </table:table-cell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8">28.01.2025</text:date>, <text:time>21:48:1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5-01-28T21:48:14.89</dc:date>
    <dc:creator>Marek P3mar</dc:creator>
    <meta:editing-duration>PT23M54S</meta:editing-duration>
    <meta:editing-cycles>28</meta:editing-cycles>
    <meta:generator>OpenOffice/4.1.13$Win32 OpenOffice.org_project/4113m1$Build-9810</meta:generator>
    <meta:document-statistic meta:table-count="3" meta:cell-count="56" meta:object-count="0"/>
  </office:meta>
</office:document-meta>
</file>